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lu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Fontdeparagrafimplicit" style:family="text">
      <style:text-properties fo:font-weight="bold" style:font-weight-asian="bold" style:font-weight-complex="bold"/>
    </style:style>
    <style:style style:name="T4" style:parent-style-name="Fontdeparagrafimplicit" style:family="text">
      <style:text-properties fo:font-weight="bold" style:font-weight-asian="bold" style:font-weight-complex="bold"/>
    </style:style>
    <style:style style:name="T5" style:parent-style-name="Fontdeparagrafimplicit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2.5118in" style:use-optimal-column-width="false"/>
    </style:style>
    <style:style style:name="TableColumn8" style:family="table-column">
      <style:table-column-properties style:column-width="5.0631in" style:use-optimal-column-width="false"/>
    </style:style>
    <style:style style:name="Table6" style:family="table">
      <style:table-properties style:width="7.575in" fo:margin-left="-0.075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A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justify" fo:margin-bottom="0in" fo:line-height="100%"/>
    </style:style>
    <style:style style:name="T12" style:parent-style-name="Fontdeparagrafimplicit" style:family="text"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4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justify" fo:margin-bottom="0in" fo:line-height="100%"/>
    </style:style>
    <style:style style:name="T20" style:parent-style-name="Fontdeparagrafimplicit" style:family="text"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justify" fo:margin-bottom="0in" fo:line-height="100%"/>
    </style:style>
    <style:style style:name="T28" style:parent-style-name="Fontdeparagrafimplicit" style:family="text"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 fo:margin-bottom="0in" fo:line-height="100%"/>
    </style:style>
    <style:style style:name="T36" style:parent-style-name="Fontdeparagrafimplici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Fontdeparagrafimplici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Fontdeparagrafimplici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Fontdeparagrafimplici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Fontdeparagrafimplicit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Fontdeparagrafimplici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Fontdeparagrafimplicit" style:family="text">
      <style:text-properties fo:font-weight="bold" style:font-weight-asian="bold"/>
    </style:style>
    <style:style style:name="P6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A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3" style:parent-style-name="Fontdeparagrafimplicit" style:family="text">
      <style:text-properties fo:font-weight="bold" style:font-weight-asian="bold"/>
    </style:style>
    <style:style style:name="P74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  <style:style style:name="P78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  <style:style style:name="P79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  <style:style style:name="P80" style:parent-style-name="Standard" style:family="paragraph">
      <style:paragraph-properties fo:margin-bottom="0in" fo:line-height="100%"/>
      <style:text-properties style:font-name="Segoe UI Emoji" style:font-name-asian="Segoe UI Emoji" style:font-name-complex="Segoe UI Emoji"/>
    </style:style>
  </office:automatic-styles>
  <office:body>
    <office:text text:use-soft-page-breaks="true">
      <text:p text:style-name="P1">Lab 5 – Code Review Template</text:p>
      <text:p text:style-name="Standard">Reviewer Name:<text:s/>Bruchental Robert-Ionut</text:p>
      <text:p text:style-name="Standard">Reviewer Group: 231/2</text:p>
      <text:p text:style-name="Standard">Initial C application was created by (Name/Group):<text:s/>Sebastian-Florin Pahomi<text:s/>/ 215</text:p>
      <text:p text:style-name="P2"><text:span text:style-name="T3">Please fill in the following table using<text:s/></text:span><text:bookmark-start text:name="_Int_5iRsDbln"/><text:span text:style-name="T4">appropriate</text:span><text:bookmark-end text:name="_Int_5iRsDbln"/><text:span text:style-name="T5">, complete data:</text:span>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List of application functionalities that are missing, are incomplete or buggy.</text:span></text:p>
            <text:p text:style-name="P13"/>
            <text:p text:style-name="P14"/>
          </table:table-cell>
          <table:table-cell table:style-name="TableCell15">
            <text:p text:style-name="P16">Obs.<text:s/>Nu se verifica ca alocarea memoriei s-a efectuat cu success.</text:p>
          </table:table-cell>
        </table:table-row>
        <table:table-row table:style-name="TableRow17">
          <table:table-cell table:style-name="TableCell18">
            <text:p text:style-name="P19"><text:span text:style-name="T20">List of program functions (except UI) that are not covered by tests.</text:span></text:p>
            <text:p text:style-name="P21"/>
            <text:p text:style-name="P22"/>
          </table:table-cell>
          <table:table-cell table:style-name="TableCell23">
            <text:p text:style-name="P24">Niciuna.</text:p>
          </table:table-cell>
        </table:table-row>
        <table:table-row table:style-name="TableRow25">
          <table:table-cell table:style-name="TableCell26">
            <text:p text:style-name="P27"><text:span text:style-name="T28">List of program functions lacking specification.</text:span></text:p>
            <text:p text:style-name="P29"/>
            <text:p text:style-name="P30"/>
          </table:table-cell>
          <table:table-cell table:style-name="TableCell31">
            <text:p text:style-name="P32">Toate functiile au specificatii.</text:p>
          </table:table-cell>
        </table:table-row>
        <table:table-row table:style-name="TableRow33">
          <table:table-cell table:style-name="TableCell34">
            <text:p text:style-name="P35"><text:span text:style-name="T36">Is there a clear separation between each module’s 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Da, fiecare modul are o separare clara. Are fisiere de tip c si headers impreuna cu specificatii si cod adecvate clar definite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Da, in aplicatie este folosita arhitectura stratificata.<text:s/></text:p>
          </table:table-cell>
        </table:table-row>
        <table:table-row table:style-name="TableRow53">
          <table:table-cell table:style-name="TableCell54">
            <text:p text:style-name="P55"><text:span text:style-name="T56">Does the application handle memory correctly (all memory is deallocated, no dangling pointers etc.).</text:span></text:p>
            <text:p text:style-name="P57"/>
            <text:p text:style-name="P58"><text:span text:style-name="T59">Please detail…</text:span></text:p>
            <text:p text:style-name="P60"/>
          </table:table-cell>
          <table:table-cell table:style-name="TableCell61">
            <text:p text:style-name="P62">Programul nu are memory leaks.</text:p>
          </table:table-cell>
        </table:table-row>
        <table:table-row table:style-name="TableRow63">
          <table:table-cell table:style-name="TableCell64">
            <text:p text:style-name="P65"><text:span text:style-name="T66">List those functions that are unclear to you (you don’t understand their role or how they work – usually a sign of bad design).</text:span></text:p>
            <text:p text:style-name="P67"/>
          </table:table-cell>
          <table:table-cell table:style-name="TableCell68">
            <text:p text:style-name="P69">Niciuna, toate sunt clare.</text:p>
          </table:table-cell>
        </table:table-row>
        <table:table-row table:style-name="TableRow70">
          <table:table-cell table:style-name="TableCell71">
            <text:p text:style-name="P72"><text:span text:style-name="T73">List the problems present in the reviewed application and indicate the number of man-hours you require for fixing them.</text:span></text:p>
            <text:p text:style-name="P74"/>
            <text:p text:style-name="P75"/>
          </table:table-cell>
          <table:table-cell table:style-name="TableCell76">
            <text:p text:style-name="P77">Ui.c - linia 222 se utilizeaza variabila “valueTofilterBy” fara a fi initializata.</text:p>
            <text:p text:style-name="P78">Ui.c – linia 224 se utilizeaza variabila “result” fara a fi initializata.</text:p>
            <text:p text:style-name="P79"/>
            <text:p text:style-name="P80">Timp reparare: 2 minu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deparagrafimplicit" style:display-name="Font de paragraf implici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ă" style:display-name="Listă" style:family="paragraph" style:parent-style-name="Textbody">
      <style:text-properties style:font-name-complex="Mangal"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u" style:display-name="Titlu" style:family="paragraph" style:parent-style-name="Standard" style:next-style-name="Subtitlu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u" style:display-name="Subtitlu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Fontdeparagrafimplici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thur Molnar</meta:initial-creator>
    <dc:creator>Robert Bruchental</dc:creator>
    <meta:creation-date>2024-03-27T12:43:00Z</meta:creation-date>
    <dc:date>2024-03-27T12:44:00Z</dc:date>
    <meta:template xlink:href="Normal" xlink:type="simple"/>
    <meta:editing-cycles>2</meta:editing-cycles>
    <meta:editing-duration>PT19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26" meta:character-count="1513" meta:row-count="10" meta:non-whitespace-character-count="1290"/>
  </office:meta>
</office:document-meta>
</file>